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Codellama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00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01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01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02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0250</text:p>
          </table:table-cell>
          <table:table-cell table:number-columns-repeated="6"/>
        </table:table-row>
      </table:table>
      <table:table table:name="Deepseek Coder v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55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6112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6312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4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500</text:p>
          </table:table-cell>
          <table:table-cell table:number-columns-repeated="6"/>
        </table:table-row>
      </table:table>
      <table:table table:name="Gemini 1.5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9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4037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471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1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5500</text:p>
          </table:table-cell>
          <table:table-cell table:number-columns-repeated="6"/>
        </table:table-row>
      </table:table>
      <table:table table:name="Llama3.1 600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3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3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90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2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375</text:p>
          </table:table-cell>
          <table:table-cell table:number-columns-repeated="6"/>
        </table:table-row>
      </table:table>
      <table:table table:name="Llama3.1 1200T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45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35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581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1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375</text:p>
          </table:table-cell>
          <table:table-cell table:number-columns-repeated="6"/>
        </table:table-row>
      </table:table>
      <table:table table:name="Llama Claude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2">
            <text:p>5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46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56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60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632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6500</text:p>
          </table:table-cell>
          <table:table-cell table:number-columns-repeated="6"/>
        </table:table-row>
      </table:table>
      <table:table table:name="Llama3.2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6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38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46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515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5500</text:p>
          </table:table-cell>
          <table:table-cell table:number-columns-repeated="6"/>
        </table:table-row>
      </table:table>
      <table:table table:name="Llama3.3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58">
            <text:p>58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627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682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7063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71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7250</text:p>
          </table:table-cell>
          <table:table-cell table:number-columns-repeated="6"/>
        </table:table-row>
      </table:table>
      <table:table table:name="Mistral Small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2200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297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3450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3775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4000</text:p>
          </table:table-cell>
          <table:table-cell table:number-columns-repeated="6"/>
        </table:table-row>
      </table:table>
      <table:table table:name="Qwen Coder2.5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4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2">
          <table:table-cell office:value-type="string">
            <text:p>correct samples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197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2425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267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285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3000</text:p>
          </table:table-cell>
          <table:table-cell table:number-columns-repeated="6"/>
        </table:table-row>
      </table:table>
      <table:table table:name="Deepseek R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Prob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k=1</text:p>
          </table:table-cell>
          <table:table-cell table:style-name="ce1" office:value-type="string">
            <text:p>k=2</text:p>
          </table:table-cell>
          <table:table-cell table:style-name="ce1" office:value-type="string">
            <text:p>k=3</text:p>
          </table:table-cell>
          <table:table-cell table:style-name="ce1" office:value-type="string">
            <text:p>k=4</text:p>
          </table:table-cell>
          <table:table-cell table:style-name="ce1" office:value-type="string">
            <text:p>k=5</text:p>
          </table:table-cell>
        </table:table-row>
        <table:table-row table:style-name="ro3">
          <table:table-cell office:value-type="string">
            <text:p>php/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2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3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3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4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4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5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5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0.2000</text:p>
          </table:table-cell>
          <table:table-cell office:value-type="string">
            <text:p>0.4000</text:p>
          </table:table-cell>
          <table:table-cell office:value-type="string">
            <text:p>0.6000</text:p>
          </table:table-cell>
          <table:table-cell office:value-type="string">
            <text:p>0.8000</text:p>
          </table:table-cell>
          <table:table-cell office:value-type="string">
            <text:p>1.0000</text:p>
          </table:table-cell>
        </table:table-row>
        <table:table-row table:style-name="ro3">
          <table:table-cell office:value-type="string">
            <text:p>php/62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3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1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0.8000</text:p>
          </table:table-cell>
          <table:table-cell table:number-columns-repeated="4" office:value-type="string">
            <text:p>1.0000</text:p>
          </table:table-cell>
        </table:table-row>
        <table:table-row table:style-name="ro3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0.6000</text:p>
          </table:table-cell>
          <table:table-cell office:value-type="string">
            <text:p>0.9000</text:p>
          </table:table-cell>
          <table:table-cell table:number-columns-repeated="3" office:value-type="string">
            <text:p>1.0000</text:p>
          </table:table-cell>
        </table:table-row>
        <table:table-row table:style-name="ro3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0.4000</text:p>
          </table:table-cell>
          <table:table-cell office:value-type="string">
            <text:p>0.7000</text:p>
          </table:table-cell>
          <table:table-cell office:value-type="string">
            <text:p>0.9000</text:p>
          </table:table-cell>
          <table:table-cell table:number-columns-repeated="2" office:value-type="string">
            <text:p>1.0000</text:p>
          </table:table-cell>
        </table:table-row>
        <table:table-row table:style-name="ro3">
          <table:table-cell office:value-type="string">
            <text:p>php/7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7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string">
            <text:p>1.0000</text:p>
          </table:table-cell>
        </table:table-row>
        <table:table-row table:style-name="ro3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0.000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3">
          <table:table-cell office:value-type="string">
            <text:p>correct samples</text:p>
          </table:table-cell>
          <table:table-cell office:value-type="float" office:value="67">
            <text:p>67</text:p>
          </table:table-cell>
          <table:table-cell table:number-columns-repeated="6"/>
        </table:table-row>
        <table:table-row table:style-name="ro3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 office:value-type="string">
            <text:p>k=1</text:p>
          </table:table-cell>
          <table:table-cell office:value-type="string">
            <text:p>0.7025</text:p>
          </table:table-cell>
          <table:table-cell table:number-columns-repeated="6"/>
        </table:table-row>
        <table:table-row table:style-name="ro3">
          <table:table-cell office:value-type="string">
            <text:p>k=2</text:p>
          </table:table-cell>
          <table:table-cell office:value-type="string">
            <text:p>0.7800</text:p>
          </table:table-cell>
          <table:table-cell table:number-columns-repeated="6"/>
        </table:table-row>
        <table:table-row table:style-name="ro3">
          <table:table-cell office:value-type="string">
            <text:p>k=3</text:p>
          </table:table-cell>
          <table:table-cell office:value-type="string">
            <text:p>0.8125</text:p>
          </table:table-cell>
          <table:table-cell table:number-columns-repeated="6"/>
        </table:table-row>
        <table:table-row table:style-name="ro3">
          <table:table-cell office:value-type="string">
            <text:p>k=4</text:p>
          </table:table-cell>
          <table:table-cell office:value-type="string">
            <text:p>0.8300</text:p>
          </table:table-cell>
          <table:table-cell table:number-columns-repeated="6"/>
        </table:table-row>
        <table:table-row table:style-name="ro3">
          <table:table-cell office:value-type="string">
            <text:p>k=5</text:p>
          </table:table-cell>
          <table:table-cell office:value-type="string">
            <text:p>0.837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5.02.2025</text:date>, <text:time>14:01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5-02-01T22:16:54.53</meta:creation-date>
    <dc:date>2025-02-05T14:01:24.27</dc:date>
    <dc:creator>W. Pahl</dc:creator>
    <meta:editing-duration>PT56M23S</meta:editing-duration>
    <meta:editing-cycles>9</meta:editing-cycles>
    <meta:generator>OpenOffice/4.1.15$Win32 OpenOffice.org_project/4115m2$Build-9813</meta:generator>
    <meta:document-statistic meta:table-count="11" meta:cell-count="7304" meta:object-count="0"/>
  </office:meta>
</office:document-meta>
</file>